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StarSymbol1" svg:font-family="StarSymbol, 'Arial Unicode MS'" style:font-charset="x-symbol"/>
    <style:font-face style:name="Wingdings 2" svg:font-family="'Wingdings 2'" style:font-charset="x-symbol"/>
    <style:font-face style:name="StarSymbol" svg:font-family="StarSymbol, 'Arial Unicode MS'"/>
    <style:font-face style:name="Symbol" svg:font-family="Symbol"/>
    <style:font-face style:name="TimesNewRomanPSMT" svg:font-family="TimesNewRomanPSMT, 'MS Mincho'"/>
    <style:font-face style:name="Courier New" svg:font-family="'Courier New'" style:font-family-generic="modern"/>
    <style:font-face style:name="Times new roman" svg:font-family="'Times new roman'" style:font-family-generic="roman"/>
    <style:font-face style:name="FreeSans1" svg:font-family="FreeSans" style:font-family-generic="swiss"/>
    <style:font-face style:name="Tahoma" svg:font-family="Tahoma" style:font-family-generic="swiss"/>
    <style:font-face style:name="Cantarell" svg:font-family="Cantarell" style:font-pitch="variable"/>
    <style:font-face style:name="FreeSans" svg:font-family="FreeSans" style:font-pitch="variable"/>
    <style:font-face style:name="Noto Sans CJK SC Regular" svg:font-family="'Noto Sans CJK SC Regular'"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Standard">
      <style:paragraph-properties fo:margin-top="0cm" fo:margin-bottom="0cm" loext:contextual-spacing="false" fo:line-height="100%"/>
    </style:style>
    <style:style style:name="P2" style:family="paragraph" style:parent-style-name="Standard">
      <style:paragraph-properties fo:margin-top="0cm" fo:margin-bottom="0cm" loext:contextual-spacing="false" fo:line-height="100%" style:text-autospace="none"/>
    </style:style>
    <style:style style:name="P3" style:family="paragraph" style:parent-style-name="Standard">
      <style:paragraph-properties fo:margin-top="0cm" fo:margin-bottom="0cm" loext:contextual-spacing="false" fo:line-height="100%"/>
      <style:text-properties style:font-name="Times new roman" fo:font-size="12pt" fo:font-weight="bold" style:font-size-asian="12pt" style:font-weight-asian="bold" style:font-name-complex="Times new roman" style:font-size-complex="12pt"/>
    </style:style>
    <style:style style:name="P4" style:family="paragraph" style:parent-style-name="Standard">
      <style:paragraph-properties fo:margin-top="0cm" fo:margin-bottom="0cm" loext:contextual-spacing="false" fo:line-height="100%"/>
      <style:text-properties style:font-name="Times new roman" fo:font-size="12pt" style:font-size-asian="12pt" style:font-name-complex="Times new roman" style:font-size-complex="12pt"/>
    </style:style>
    <style:style style:name="P5" style:family="paragraph" style:parent-style-name="Standard">
      <style:paragraph-properties fo:margin-top="0cm" fo:margin-bottom="0cm" loext:contextual-spacing="false" fo:line-height="100%"/>
      <style:text-properties style:font-name="Times new roman" fo:font-size="12pt" fo:font-style="normal" fo:font-weight="bold" style:font-size-asian="12pt" style:font-style-asian="normal" style:font-weight-asian="bold" style:font-name-complex="Times new roman" style:font-size-complex="12pt" style:font-style-complex="normal" style:font-weight-complex="bold"/>
    </style:style>
    <style:style style:name="P6" style:family="paragraph" style:parent-style-name="Standard">
      <style:paragraph-properties fo:margin-top="0cm" fo:margin-bottom="0cm" loext:contextual-spacing="false" fo:line-height="100%"/>
      <style:text-properties style:font-name="Times new roman" fo:font-size="12pt" style:font-name-asian="TimesNewRomanPSMT" style:font-size-asian="12pt" style:font-name-complex="Times new roman" style:font-size-complex="12pt"/>
    </style:style>
    <style:style style:name="P7" style:family="paragraph" style:parent-style-name="Standard">
      <style:paragraph-properties fo:margin-top="0cm" fo:margin-bottom="0cm" loext:contextual-spacing="false" fo:line-height="100%"/>
      <style:text-properties style:font-name="Times new roman" fo:font-size="12pt" fo:font-style="italic" fo:font-weight="bold" style:font-size-asian="12pt" style:font-style-asian="italic" style:font-weight-asian="bold" style:font-name-complex="Times new roman" style:font-size-complex="12pt"/>
    </style:style>
    <style:style style:name="P8" style:family="paragraph" style:parent-style-name="Standard">
      <style:paragraph-properties fo:margin-top="0cm" fo:margin-bottom="0cm" loext:contextual-spacing="false" fo:line-height="100%"/>
      <style:text-properties style:font-name="Times New Roman" fo:font-size="12pt" style:font-name-asian="TimesNewRomanPSMT" style:font-size-asian="12pt" style:font-name-complex="Times New Roman" style:font-size-complex="12pt"/>
    </style:style>
    <style:style style:name="P9" style:family="paragraph" style:parent-style-name="Standard">
      <style:paragraph-properties fo:margin-top="0cm" fo:margin-bottom="0cm" loext:contextual-spacing="false" fo:line-height="100%" style:text-autospace="none"/>
      <style:text-properties style:font-name="Times New Roman" fo:font-size="12pt" style:font-name-asian="TimesNewRomanPSMT" style:font-size-asian="12pt" style:font-name-complex="Times New Roman" style:font-size-complex="12pt"/>
    </style:style>
    <style:style style:name="P10" style:family="paragraph" style:parent-style-name="Standard">
      <style:paragraph-properties fo:margin-top="0cm" fo:margin-bottom="0cm" loext:contextual-spacing="false" fo:line-height="100%" style:text-autospace="none"/>
      <style:text-properties style:font-name="Times New Roman" fo:font-size="12pt" style:font-name-asian="TimesNewRomanPSMT" style:font-size-asian="12pt" style:font-name-complex="Times New Roman" style:font-size-complex="12pt" fo:background-color="#ffff00"/>
    </style:style>
    <style:style style:name="P11" style:family="paragraph" style:parent-style-name="Standard">
      <style:paragraph-properties fo:margin-top="0cm" fo:margin-bottom="0cm" loext:contextual-spacing="false" fo:line-height="100%" style:text-autospace="none"/>
      <style:text-properties style:font-name="Times New Roman" fo:font-size="12pt" fo:font-style="italic" fo:font-weight="bold" style:font-size-asian="12pt" style:font-style-asian="italic" style:font-weight-asian="bold" style:font-name-complex="Times New Roman" style:font-size-complex="12pt" style:font-style-complex="italic" style:font-weight-complex="bold" fo:background-color="#ffff00"/>
    </style:style>
    <style:style style:name="P12" style:family="paragraph" style:parent-style-name="Standard">
      <style:paragraph-properties fo:margin-top="0cm" fo:margin-bottom="0cm" loext:contextual-spacing="false" fo:line-height="100%" style:text-autospace="none"/>
      <style:text-properties style:font-name="Times New Roman" fo:font-size="12pt" fo:font-style="italic" fo:font-weight="normal" style:font-size-asian="12pt" style:font-style-asian="italic" style:font-weight-asian="normal" style:font-name-complex="Times New Roman" style:font-size-complex="12pt" style:font-style-complex="italic" style:font-weight-complex="normal" fo:background-color="#ffff00"/>
    </style:style>
    <style:style style:name="P13" style:family="paragraph" style:parent-style-name="Standard">
      <style:paragraph-properties fo:margin-top="0cm" fo:margin-bottom="0cm" loext:contextual-spacing="false" fo:line-height="100%" style:text-autospace="none"/>
      <style:text-properties style:font-name="Times New Roman" fo:font-size="12pt" fo:font-style="italic" style:font-name-asian="TimesNewRomanPSMT" style:font-size-asian="12pt" style:font-style-asian="italic" style:font-name-complex="Times New Roman" style:font-size-complex="12pt" style:font-style-complex="italic"/>
    </style:style>
    <style:style style:name="P14" style:family="paragraph" style:parent-style-name="Standard">
      <style:paragraph-properties fo:margin-top="0cm" fo:margin-bottom="0cm" loext:contextual-spacing="false" fo:line-height="100%" style:text-autospace="none"/>
      <style:text-properties style:font-name="Times New Roman" fo:font-size="12pt" fo:font-weight="normal" style:font-name-asian="TimesNewRomanPSMT" style:font-size-asian="12pt" style:font-weight-asian="normal" style:font-name-complex="Times New Roman" style:font-size-complex="12pt" style:font-weight-complex="normal" fo:background-color="#ffff00"/>
    </style:style>
    <style:style style:name="P15" style:family="paragraph" style:parent-style-name="Standard">
      <style:paragraph-properties fo:margin-top="0cm" fo:margin-bottom="0cm" loext:contextual-spacing="false" fo:line-height="100%" style:text-autospace="none"/>
      <style:text-properties style:font-name="Times New Roman" fo:font-size="12pt" fo:font-weight="bold" style:font-size-asian="12pt" style:font-weight-asian="bold" style:font-name-complex="Times New Roman" style:font-size-complex="12pt" style:font-weight-complex="bold"/>
    </style:style>
    <style:style style:name="P16" style:family="paragraph" style:parent-style-name="Standard">
      <style:paragraph-properties fo:margin-top="0cm" fo:margin-bottom="0cm" loext:contextual-spacing="false" fo:line-height="100%" style:text-autospace="none"/>
      <style:text-properties style:font-name="Times New Roman" fo:font-size="12pt" fo:font-weight="bold" style:font-name-asian="TimesNewRomanPSMT" style:font-size-asian="12pt" style:font-weight-asian="bold" style:font-name-complex="Times New Roman" style:font-size-complex="12pt" style:font-weight-complex="bold"/>
    </style:style>
    <style:style style:name="P17"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0.51pt solid #000000"/>
      <style:text-properties style:font-name="Times new roman" fo:font-size="12pt" fo:font-weight="bold" style:font-size-asian="12pt" style:font-weight-asian="bold" style:font-name-complex="Times new roman" style:font-size-complex="12pt"/>
    </style:style>
    <style:style style:name="P18"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0.51pt solid #000000"/>
      <style:text-properties style:font-name="Times new roman" fo:font-size="12pt" style:font-size-asian="12pt" style:font-name-complex="Times new roman" style:font-size-complex="12pt"/>
    </style:style>
    <style:style style:name="P19"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0.11pt solid #000000" style:text-autospace="none" style:writing-mode="lr-tb"/>
      <style:text-properties style:font-name="Times New Roman" fo:font-size="12pt" style:font-name-asian="TimesNewRomanPSMT" style:font-size-asian="12pt" style:font-name-complex="Times New Roman" style:font-size-complex="12pt"/>
    </style:style>
    <style:style style:name="P20" style:family="paragraph" style:parent-style-name="Standard" style:master-page-name="Standard">
      <style:paragraph-properties fo:margin-top="0cm" fo:margin-bottom="0cm" loext:contextual-spacing="false" fo:line-height="100%" fo:text-align="center" style:justify-single-word="false" style:page-number="auto"/>
      <style:text-properties style:font-name="Times new roman" fo:font-size="12pt" fo:font-weight="bold" style:font-size-asian="12pt" style:font-weight-asian="bold" style:font-name-complex="Times new roman" style:font-size-complex="12pt"/>
    </style:style>
    <style:style style:name="P21" style:family="paragraph" style:parent-style-name="Standard" style:list-style-name="WW8Num2">
      <style:paragraph-properties fo:margin-left="0cm" fo:margin-right="0cm" fo:margin-top="0cm" fo:margin-bottom="0cm" loext:contextual-spacing="false" fo:line-height="100%" fo:text-indent="0cm" style:auto-text-indent="false" style:writing-mode="lr-tb"/>
    </style:style>
    <style:style style:name="P22" style:family="paragraph" style:parent-style-name="Standard" style:list-style-name="WW8Num2">
      <style:paragraph-properties fo:margin-left="0cm" fo:margin-right="0cm" fo:margin-top="0cm" fo:margin-bottom="0cm" loext:contextual-spacing="false" fo:line-height="100%" fo:text-indent="0cm" style:auto-text-indent="false" style:writing-mode="lr-tb"/>
      <style:text-properties style:font-name="Times New Roman" fo:font-size="12pt" style:font-name-asian="TimesNewRomanPSMT" style:font-size-asian="12pt" style:font-name-complex="Times New Roman" style:font-size-complex="12pt"/>
    </style:style>
    <style:style style:name="P23" style:family="paragraph" style:parent-style-name="Standard" style:list-style-name="WW8Num2">
      <style:paragraph-properties fo:margin-left="0cm" fo:margin-right="0cm" fo:margin-top="0cm" fo:margin-bottom="0cm" loext:contextual-spacing="false" fo:line-height="100%" fo:text-indent="0cm" style:auto-text-indent="false" style:text-autospace="none" style:writing-mode="lr-tb"/>
      <style:text-properties style:font-name="Times New Roman" fo:font-size="12pt" style:font-name-asian="TimesNewRomanPSMT" style:font-size-asian="12pt" style:font-name-complex="Times New Roman" style:font-size-complex="12pt"/>
    </style:style>
    <style:style style:name="P24" style:family="paragraph" style:parent-style-name="Standard">
      <style:paragraph-properties fo:margin-left="0cm" fo:margin-right="0cm" fo:margin-top="0cm" fo:margin-bottom="0cm" loext:contextual-spacing="false" fo:line-height="100%" fo:text-indent="0cm" style:auto-text-indent="false" style:text-autospace="none" style:writing-mode="lr-tb"/>
      <style:text-properties style:font-name="Times new roman" fo:font-size="12pt" style:font-size-asian="12pt" style:font-name-complex="Times new roman" style:font-size-complex="12pt"/>
    </style:style>
    <style:style style:name="P25" style:family="paragraph" style:parent-style-name="Standard" style:list-style-name="">
      <style:paragraph-properties fo:margin-left="1.27cm" fo:margin-right="0cm" fo:margin-top="0cm" fo:margin-bottom="0cm" loext:contextual-spacing="false" fo:line-height="100%" fo:text-indent="0cm" style:auto-text-indent="false" style:writing-mode="lr-tb"/>
    </style:style>
    <style:style style:name="P26" style:family="paragraph" style:parent-style-name="Standard" style:list-style-name="">
      <style:paragraph-properties fo:margin-left="1.27cm" fo:margin-right="0cm" fo:margin-top="0cm" fo:margin-bottom="0cm" loext:contextual-spacing="false" fo:line-height="100%" fo:text-indent="0cm" style:auto-text-indent="false" style:text-autospace="none" style:writing-mode="lr-tb"/>
      <style:text-properties style:font-name="Times New Roman" fo:font-size="12pt" style:font-name-asian="TimesNewRomanPSMT" style:font-size-asian="12pt" style:font-name-complex="Times New Roman" style:font-size-complex="12pt"/>
    </style:style>
    <style:style style:name="T1" style:family="text">
      <style:text-properties style:font-name="Times new roman" fo:font-size="12pt" fo:font-weight="bold" style:font-size-asian="12pt" style:font-weight-asian="bold" style:font-name-complex="Times new roman" style:font-size-complex="12pt"/>
    </style:style>
    <style:style style:name="T2" style:family="text">
      <style:text-properties style:font-name="Times new roman" fo:font-size="12pt" style:font-size-asian="12pt" style:font-name-complex="Times new roman" style:font-size-complex="12pt"/>
    </style:style>
    <style:style style:name="T3" style:family="text">
      <style:text-properties style:font-name="Times new roman" fo:font-size="12pt" fo:font-weight="normal" style:font-size-asian="12pt" style:font-weight-asian="normal" style:font-name-complex="Times new roman" style:font-size-complex="12pt" style:font-weight-complex="normal"/>
    </style:style>
    <style:style style:name="T4" style:family="text">
      <style:text-properties style:font-name="Times new roman" fo:font-size="12pt" fo:font-style="normal" fo:font-weight="bold" style:font-size-asian="12pt" style:font-style-asian="normal" style:font-weight-asian="bold" style:font-name-complex="Times new roman" style:font-size-complex="12pt" style:font-style-complex="normal" style:font-weight-complex="bold"/>
    </style:style>
    <style:style style:name="T5" style:family="text">
      <style:text-properties style:font-name="Times new roman" fo:font-size="12pt" fo:font-style="normal" style:font-size-asian="12pt" style:font-style-asian="normal" style:font-name-complex="Times new roman" style:font-size-complex="12pt" style:font-style-complex="normal"/>
    </style:style>
    <style:style style:name="T6" style:family="text">
      <style:text-properties style:font-name-asian="TimesNewRomanPSMT"/>
    </style:style>
    <style:style style:name="T7" style:family="text">
      <style:text-properties style:font-name="Times New Roman" fo:font-size="12pt" style:font-name-asian="TimesNewRomanPSMT" style:font-size-asian="12pt" style:font-name-complex="Times New Roman" style:font-size-complex="12pt"/>
    </style:style>
    <style:style style:name="T8" style:family="text">
      <style:text-properties style:font-name="Times New Roman" fo:font-size="12pt" style:font-name-asian="TimesNewRomanPSMT" style:font-size-asian="12pt" style:font-name-complex="Times New Roman" style:font-size-complex="12pt" fo:background-color="#ffff00"/>
    </style:style>
    <style:style style:name="T9" style:family="text">
      <style:text-properties style:font-name="Times New Roman" fo:font-size="12pt" fo:font-style="italic" fo:font-weight="bold" style:font-size-asian="12pt" style:font-style-asian="italic" style:font-weight-asian="bold" style:font-name-complex="Times New Roman" style:font-size-complex="12pt" style:font-style-complex="italic" style:font-weight-complex="bold"/>
    </style:style>
    <style:style style:name="T10" style:family="text">
      <style:text-properties style:font-name="Times New Roman" fo:font-size="12pt" fo:font-style="italic" fo:font-weight="bold" style:font-size-asian="12pt" style:font-style-asian="italic" style:font-weight-asian="bold" style:font-name-complex="Times New Roman" style:font-size-complex="12pt" style:font-style-complex="italic" style:font-weight-complex="bold" fo:background-color="#ffff00"/>
    </style:style>
    <style:style style:name="T11" style:family="text">
      <style:text-properties style:font-name="Times New Roman" fo:font-size="12pt" fo:font-style="italic" style:font-size-asian="12pt" style:font-style-asian="italic" style:font-name-complex="Times New Roman" style:font-size-complex="12pt" style:font-style-complex="italic"/>
    </style:style>
    <style:style style:name="T12" style:family="text">
      <style:text-properties style:font-name="Times New Roman" fo:font-size="12pt" fo:font-style="italic" style:font-size-asian="12pt" style:font-style-asian="italic" style:font-name-complex="Times New Roman" style:font-size-complex="12pt" style:font-style-complex="italic" fo:background-color="#ffff00"/>
    </style:style>
    <style:style style:name="T13" style:family="text">
      <style:text-properties style:font-name="Times New Roman" fo:font-size="12pt" fo:font-style="italic" fo:font-weight="normal" style:font-size-asian="12pt" style:font-style-asian="italic" style:font-weight-asian="normal" style:font-name-complex="Times New Roman" style:font-size-complex="12pt" style:font-style-complex="italic" style:font-weight-complex="normal" fo:background-color="#ffff00"/>
    </style:style>
    <style:style style:name="T14" style:family="text">
      <style:text-properties style:font-name="Times New Roman" fo:font-size="12pt" fo:font-weight="normal" style:font-name-asian="TimesNewRomanPSMT" style:font-size-asian="12pt" style:font-weight-asian="normal" style:font-name-complex="Times New Roman" style:font-size-complex="12pt" style:font-weight-complex="normal" fo:background-color="#ffff00"/>
    </style:style>
    <style:style style:name="T15" style:family="text">
      <style:text-properties style:font-name="Times New Roman" fo:font-size="12pt" fo:font-weight="normal" style:font-size-asian="12pt" style:font-weight-asian="normal" style:font-name-complex="Times New Roman" style:font-size-complex="12pt" style:font-weight-complex="normal"/>
    </style:style>
    <style:style style:name="T16" style:family="text">
      <style:text-properties style:font-name="Times New Roman" fo:font-size="12pt" fo:font-weight="bold" style:font-size-asian="12pt" style:font-weight-asian="bold" style:font-name-complex="Times New Roman" style:font-size-complex="12pt" style:font-weight-complex="bold"/>
    </style:style>
    <style:style style:name="T17" style:family="text">
      <style:text-properties fo:font-style="italic" style:font-name-asian="TimesNewRomanPSMT" style:font-style-asian="italic" style:font-style-complex="italic"/>
    </style:style>
    <style:style style:name="T18" style:family="text">
      <style:text-properties style:font-name="Times New Roman" fo:font-size="12pt" fo:font-style="italic" fo:font-weight="bold" style:font-size-asian="12pt" style:font-style-asian="italic" style:font-weight-asian="bold" style:font-name-complex="Times New Roman"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Summer Research Training Program<text:line-break/>2018 Project Description</text:p>
      <text:p text:style-name="P3"/>
      <text:p text:style-name="P1"><text:span text:style-name="T1">Name of Supervisor</text:span><text:span text:style-name="T2">: Tarek Loubani <text:s text:c="39"/></text:span></text:p>
      <text:p text:style-name="P1"><text:span text:style-name="T1">Department</text:span><text:span text:style-name="T2">: Division of Emergency Medicine, Department of Medicine <text:s/></text:span></text:p>
      <text:p text:style-name="P1"><text:span text:style-name="T1">Office Address</text:span><text:span text:style-name="T2">: 800 Commissioners Rd E, London, ON N6A 5W9 <text:s/></text:span></text:p>
      <text:p text:style-name="P1"><text:span text:style-name="T1">Email</text:span><text:span text:style-name="T2">: tarek@tarek.org</text:span></text:p>
      <text:p text:style-name="P1"><text:span text:style-name="T1">Phone</text:span><text:span text:style-name="T2">: 519-488-6475</text:span></text:p>
      <text:p text:style-name="P1"><text:span text:style-name="T1">Supervisor’s homepage (if available): </text:span><text:span text:style-name="T3">https://github.com/gliax/pulseox</text:span></text:p>
      <text:p text:style-name="P17"/>
      <text:p text:style-name="P3"/>
      <text:p text:style-name="P1"><text:span text:style-name="T1">Project Title</text:span><text:span text:style-name="T2">: Calibration and Validation of a High-Quality, Open-Access Pulse Oximeter</text:span></text:p>
      <text:p text:style-name="P4"/>
      <text:p text:style-name="P1"><text:span text:style-name="T1">Project Description</text:span><text:span text:style-name="T2"> – include background, hypothesis, proposed methodology, and expected outcomes (one page maximum; you may attach a page to this form):</text:span></text:p>
      <text:p text:style-name="P4"/>
      <text:p text:style-name="P5">Background</text:p>
      <text:p text:style-name="P5"/>
      <text:p text:style-name="P1"><text:span text:style-name="T7">Pulse oximetry is a vital tool in the rapid and non-invasive assessment of emergency patients, providing a continuous estimate of hemoglobin saturation in arterial blood. <text:s/>Unfortunately, these devices are prohibitive and reduce availability in smaller centres and poor countries, putting millions of patients in danger of easily treatable and preventable conditions.</text:span></text:p>
      <text:p text:style-name="P9">The technologies involved in the manufacture of a pulse oximeter are widely known and have no active patents covering them. This includes carboxy- and met-hemoglobin monitoring. Despite this, no high quality device exists whose design and construction are both research-validated and open to the public for study, production and dissemination.</text:p>
      <text:p text:style-name="P2"><text:span text:style-name="T7">With current rapid prototyping technologies such as 3D printing, it is possible to create a very inexpensive pulse oximeter that meets or exceeds the gold standard.</text:span></text:p>
      <text:p text:style-name="P2"><text:span text:style-name="T7">The goal of this study is to validate and calibrate a pulse oximeter device that costs less than 20 USD to build and is approved by Health Canada. The validated device with then be released under the Open Hardware License (OHL), such that hospitals and ministries of health in rural and impoverished communities in Canada and internationally would have easy access to these devices.</text:span></text:p>
      <text:p text:style-name="P4"/>
      <text:p text:style-name="P5">Hypothesis </text:p>
      <text:p text:style-name="P4"/>
      <text:p text:style-name="P4">This project relies on two pillars: the use of 3D printers and other rapid prototyping technology; and leveraging Open Access and Open Source principles and devices to decrease development costs and disseminate results to stakeholders.</text:p>
      <text:p text:style-name="P1"><text:span text:style-name="T2">This model has been proved with a simple medical device (the stethoscope). The main question of our proposal is: Can the successful model that developed, validated and deployed a low-cost stethoscope also be used to develop more complex devices such as an pulse oximeter?</text:span></text:p>
      <text:p text:style-name="P4"/>
      <text:p text:style-name="P5">Methodology</text:p>
      <text:p text:style-name="P4"/>
      <text:p text:style-name="P1"><text:span text:style-name="T9">Hardware.</text:span><text:span text:style-name="T11"> </text:span></text:p>
      <text:p text:style-name="P1"><text:span text:style-name="T5">Design considerations include: cost, availability of parts, ease of construction, quality, ease of maintenance, ease of use. Engineering work has already been carried out for the pulse oximeter by a not-for-profit in Solvenia who specializes in creating effective and affordable systems using an open-source </text:span><text:soft-page-break/><text:span text:style-name="T5">model. The prototype is now undergoing the final modifications prior to the validation study getting underway.</text:span></text:p>
      <text:p text:style-name="P8"/>
      <text:p text:style-name="P10">Please review and update!</text:p>
      <text:p text:style-name="P10">The pulse oximeter device emits light in four wavelengths: 590nm, 610nm, 660nm, 940nm. These allow for the calculation of oxygenated hemoglobin (660nm and 940nm), carboxyhemoglobin (610nm) and methemoglobin (590nm). The current bill of materials for the prototype is included in Appendix A. A printed circuit board of the prototype is included in Appendix B. A photograph of a completed prototype is included in Appendix C.</text:p>
      <text:p text:style-name="P2"><text:span text:style-name="T10">Software.</text:span><text:span text:style-name="T12"> </text:span><text:span text:style-name="T8">Software must be designed and written to translate the pulse oximeter's sensor</text:span></text:p>
      <text:p text:style-name="P10">signals into usable values, display them, and provide appropriate alarms when necessary.</text:p>
      <text:p text:style-name="P10">As per widely-understood and validated concepts, an R value is calculated (ratio of</text:p>
      <text:p text:style-name="P10">emitted to absorbed light). This value is compared to a look-up table created during an</text:p>
      <text:p text:style-name="P10">empirical calibration phase, which assigns R values to oxygen saturation values. The</text:p>
      <text:p text:style-name="P10">value is then displayed for the user along with a graphical display of the pulsatile wave to</text:p>
      <text:p text:style-name="P10">ensure the quality of the signal. An appropriate user interface must accompany this</text:p>
      <text:p text:style-name="P10">software to allow for the safe setting of limits and alarms.</text:p>
      <text:p text:style-name="P10">Currently, the pulse oximeter prototype can extract and display R values (e.g., Appendix</text:p>
      <text:p text:style-name="P10">D for hemoglobin). However, the user interface is primitive and no alarms exist.</text:p>
      <text:p text:style-name="P9"/>
      <text:p text:style-name="P11">Empirical calibration.</text:p>
      <text:p text:style-name="P2"><text:span text:style-name="T13">Design. </text:span><text:span text:style-name="T14">Calibration study.</text:span></text:p>
      <text:p text:style-name="P2"><text:span text:style-name="T13">Population. </text:span><text:span text:style-name="T14">Healthy volunteers recruited via advertisements online and on posters.</text:span></text:p>
      <text:p text:style-name="P2"><text:span text:style-name="T13">Sample size. </text:span><text:span text:style-name="T14">Thirty participants.</text:span></text:p>
      <text:p text:style-name="P12">Exclusion criteria.</text:p>
      <text:p text:style-name="P14">1. Age &gt; 70</text:p>
      <text:p text:style-name="P14">2. Smoker</text:p>
      <text:p text:style-name="P14">3. Previous history of cardiac disease (e.g., atrial fibrillation, myocardial infarction, congestive heart failure)</text:p>
      <text:p text:style-name="P14">4. History of moderate or severe asthma</text:p>
      <text:p text:style-name="P14">5. History of seizures</text:p>
      <text:p text:style-name="P14">6. History of stroke or transient ischemic attack</text:p>
      <text:p text:style-name="P12">Method.</text:p>
      <text:p text:style-name="P10">Healthy volunteers will provide informed consent and be positioned supine in a hospital setting with an emergency-trained physician present at all times. Participants will be cannulated with an indwelling arterial catheter for frequent sampling of arterial blood. The experimental pulse oximeter will be placed on the participant's finger and continuously monitored. A gold-standard pulse oximeter will be placed on another finger of the patient's hand and continuously monitored as per the institution's procedural sedation protocols. Participant samples will be tested with a CO-oximeter to ensure that background carboxyhemoglobin (COHb) is less than 2%. Two samples will be taken with the patient on room air. The patient will then be fitted with 100% oxygen by non-rebreather mask. Under careful monitoring, oxygen saturation level will be decreased with gas mixtures of progressively decreasing oxygen and increasing nitrogen. Subjects will be measured until the patient has unstable vitals (e.g., hypotension, tachycardia), is symptomatic or a pulse saturation of 70% is achieved.</text:p>
      <text:p text:style-name="P2"><text:span text:style-name="T12">Data collection. </text:span><text:span text:style-name="T8">When the gas mixture and R value reading has stabilized, the patient's arterial blood sample will be drawn and oxygen saturation measured.</text:span></text:p>
      <text:p text:style-name="P2"><text:span text:style-name="T12">Analysis. </text:span><text:span text:style-name="T8">Readings are collected and plotted to calculate the R value as a best-fit curve.</text:span></text:p>
      <text:p text:style-name="P10"/>
      <text:p text:style-name="P11">Device validation.</text:p>
      <text:p text:style-name="P2"><text:span text:style-name="T12">Design. </text:span><text:span text:style-name="T8">Equivalence study.</text:span></text:p>
      <text:p text:style-name="P2"><text:soft-page-break/><text:span text:style-name="T12">Population. </text:span><text:span text:style-name="T8">Consecutive visitors to a tertiary center emergency department.</text:span></text:p>
      <text:p text:style-name="P2"><text:span text:style-name="T12">Sample size. </text:span><text:span text:style-name="T8">Two hundred ninety six (296) patients are required to ensure equivalence</text:span></text:p>
      <text:p text:style-name="P10">between a gold-standard pulse oximeter and our experimental pulse oximeter.</text:p>
      <text:p text:style-name="P2"><text:span text:style-name="T12">Procedure. </text:span><text:span text:style-name="T8">The experimental and control pulse oximeters are placed on subjects' fingers</text:span></text:p>
      <text:p text:style-name="P10">on the same hand until they give a stable waveform. The readings for oxygen saturation,</text:p>
      <text:p text:style-name="P10">carboxyhemoglobin and methemoglobin are recorded for later analysis to establish</text:p>
      <text:p text:style-name="P10">equivalence.</text:p>
      <text:p text:style-name="P13"/>
      <text:p text:style-name="P15">Time Line</text:p>
      <text:p text:style-name="P2"/>
      <text:p text:style-name="P2"><text:span text:style-name="T7">Participant recruitment: January – April 2018</text:span></text:p>
      <text:p text:style-name="P2"><text:span text:style-name="T7">Calibration Study: May <text:s/>– June 2018</text:span></text:p>
      <text:p text:style-name="P2"><text:span text:style-name="T7">Validation Study: July – August 2018</text:span></text:p>
      <text:p text:style-name="P2"><text:span text:style-name="T7">Write-up and submission: September – December 2018</text:span></text:p>
      <text:p text:style-name="P9"/>
      <text:p text:style-name="P16">Expected Outcomes</text:p>
      <text:p text:style-name="P15"/>
      <text:p text:style-name="P2"><text:span text:style-name="T15">This project will impact the availability and quality of pulse oximeters in Ontario, especially in solo clinics, rural hospitals and remote outposts. It will also encourage the repair of devices on site, reducing equipment downtime and repair costs.</text:span></text:p>
      <text:p text:style-name="P2"><text:span text:style-name="T15">Glia's stethoscope has already made a significant impact. Replicating this success with pulse oximeters will lead to the wide availability of devices. The availability of specifications for generic manufacturers to manufacture devices and the subsequent downward price pressure on premium brand manufacturers will increase the standard of care for all patients in Ontario. It will also allow LHINs to save costs while maintaining equivalent quality of care.</text:span></text:p>
      <text:p text:style-name="P2"><text:span text:style-name="T7">In the developing world, these low-cost pulse oximeters will allow ministries of health and hospitals to forgo rationing of these devices and provide them to hospitals and clinics, multiplying the availability dramatically.</text:span></text:p>
      <text:p text:style-name="P19"/>
      <text:p text:style-name="P9"/>
      <text:p text:style-name="P6"/>
      <text:p text:style-name="P6"/>
      <text:p text:style-name="P1"><text:span text:style-name="T1">Research Environment</text:span><text:span text:style-name="T2"> - Description of the number of research personnel, size of lab, etc.: </text:span></text:p>
      <text:p text:style-name="P4"/>
      <text:p text:style-name="P4">Tarek Loubani, Associate Professor in the Division of Emergency Medicine, Department of Medicine. </text:p>
      <text:p text:style-name="P4">Carrie Wakem, Project Manager</text:p>
      <text:p text:style-name="P4">Melanie Columbus, Research Coordinator </text:p>
      <text:p text:style-name="P4">Alex Pavlosky, Research Assistant</text:p>
      <text:p text:style-name="P4">Luka Mustafa, Engineer, Inštitut za razvoj naprednih aplikativnih sistemov Rače (IRNAS)</text:p>
      <text:p text:style-name="P4"/>
      <text:p text:style-name="P4">This research will be based in the Emergency department at LHSC, primarily at the Victoria campus. Research in the emergency department is conducted via the Western Emergency Centre for Academic and Research Excellence (WECARE), which is coordinated by Dr. Melanie Columbus and directed by Dr. Jon Dreyer.</text:p>
      <text:p text:style-name="P18"/>
      <text:p text:style-name="P3"/>
      <text:p text:style-name="P1"><text:span text:style-name="T1">Expected Objectives/Accomplishments for Student for Year 1</text:span><text:span text:style-name="T2">: </text:span></text:p>
      <text:p text:style-name="P4"/>
      <text:list xml:id="list1506576342" text:style-name="WW8Num2">
        <text:list-item>
          <text:p text:style-name="P21"><text:span text:style-name="T7">Review literature regarding pulse oximeter</text:span></text:p>
        </text:list-item>
        <text:list-item>
          <text:p text:style-name="P22"><text:soft-page-break/>Understand and familiarize oneself with the philosophy of Free/Open hardware as a model of improving access to health</text:p>
        </text:list-item>
        <text:list-item>
          <text:p text:style-name="P22">Participate in the calibration study and collect and preliminarily interpret data</text:p>
        </text:list-item>
        <text:list-item>
          <text:p text:style-name="P22">Participate in the validation study and collect and preliminarily interpret data</text:p>
        </text:list-item>
        <text:list-item>
          <text:p text:style-name="P22">Participate in reliability testing</text:p>
        </text:list-item>
        <text:list-item>
          <text:p text:style-name="P23">Provide support to users and feedback to the engineering team to improve the device</text:p>
        </text:list-item>
      </text:list>
      <text:p text:style-name="P24"/>
      <text:p text:style-name="P25"><text:span text:style-name="T1">Expected Objectives/Accomplishments for Student for Year 2</text:span><text:span text:style-name="T2">: </text:span></text:p>
      <text:p text:style-name="P26"/>
      <text:list xml:id="list230241973079931" text:continue-numbering="true" text:style-name="WW8Num2">
        <text:list-item>
          <text:p text:style-name="P23">Help to prepare submission to Health Canada for final approval of the device</text:p>
        </text:list-item>
        <text:list-item>
          <text:p text:style-name="P23">Help to prepare publication of the device</text:p>
        </text:list-item>
        <text:list-item>
          <text:p text:style-name="P23">Participate in creating tools for knowledge translation of device</text:p>
        </text:list-item>
        <text:list-item>
          <text:p text:style-name="P23">Participate in creating assembly instruction</text:p>
        </text:list-item>
      </text:list>
      <text:p text:style-name="P4"/>
      <text:p text:style-name="P18"/>
      <text:p text:style-name="P4"/>
      <text:p text:style-name="P1"><text:span text:style-name="T18">REB approval has been given for this study. </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StarSymbol1" svg:font-family="StarSymbol, 'Arial Unicode MS'" style:font-charset="x-symbol"/>
    <style:font-face style:name="Wingdings 2" svg:font-family="'Wingdings 2'" style:font-charset="x-symbol"/>
    <style:font-face style:name="StarSymbol" svg:font-family="StarSymbol, 'Arial Unicode MS'"/>
    <style:font-face style:name="Symbol" svg:font-family="Symbol"/>
    <style:font-face style:name="TimesNewRomanPSMT" svg:font-family="TimesNewRomanPSMT, 'MS Mincho'"/>
    <style:font-face style:name="Courier New" svg:font-family="'Courier New'" style:font-family-generic="modern"/>
    <style:font-face style:name="Times new roman" svg:font-family="'Times new roman'" style:font-family-generic="roman"/>
    <style:font-face style:name="FreeSans1" svg:font-family="FreeSans" style:font-family-generic="swiss"/>
    <style:font-face style:name="Tahoma" svg:font-family="Tahoma" style:font-family-generic="swiss"/>
    <style:font-face style:name="Cantarell" svg:font-family="Cantarell" style:font-pitch="variable"/>
    <style:font-face style:name="FreeSans" svg:font-family="FreeSans" style:font-pitch="variable"/>
    <style:font-face style:name="Noto Sans CJK SC Regular" svg:font-family="'Noto Sans CJK SC Regular'"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Liberation Serif" fo:font-size="12pt" fo:language="en" fo:country="US" style:font-name-asian="Lucida Sans Unicode"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5%" fo:orphans="2" fo:widows="2" fo:hyphenation-ladder-count="no-limit" style:text-autospace="ideograph-alpha" style:punctuation-wrap="hanging" style:line-break="strict" style:vertical-align="baseline" style:writing-mode="lr-tb"/>
      <style:text-properties style:use-window-font-color="true" style:font-name="Calibri" fo:font-family="Calibri" style:font-family-generic="swiss" style:font-pitch="variable" fo:font-size="11pt" fo:language="en" fo:country="US" style:letter-kerning="true"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ahoma" fo:font-family="Tahoma" style:font-family-generic="swiss" fo:font-size="12pt" style:font-name-asian="Noto Sans CJK SC Regular" style:font-family-asian="'Noto Sans CJK SC Regular'" style:font-pitch-asian="variable" style:font-size-asian="12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ahoma" fo:font-family="Tahoma" style:font-family-generic="swis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ahoma" fo:font-family="Tahoma" style:font-family-generic="swiss" fo:font-size="11pt" fo:font-style="italic" style:font-size-asian="11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ahoma" fo:font-family="Tahoma" style:font-family-generic="swiss" style:font-name-complex="FreeSans1" style:font-family-complex="FreeSans" style:font-family-generic-complex="swiss"/>
    </style:style>
    <style:style style:name="LO-Normal" style:family="paragraph">
      <style:paragraph-properties fo:margin-top="0cm" fo:margin-bottom="0.282cm" loext:contextual-spacing="false" fo:line-height="100%" fo:orphans="2" fo:widows="2" fo:hyphenation-ladder-count="no-limit" style:text-autospace="ideograph-alpha" style:punctuation-wrap="hanging" style:line-break="strict" style:vertical-align="baseline" style:writing-mode="lr-tb"/>
      <style:text-properties style:use-window-font-color="true" style:font-name="Liberation Serif1" fo:font-family="'Liberation Serif', 'Times New Roman'" style:font-family-generic="roman" style:font-pitch="variable" fo:font-size="12pt" fo:language="en" fo:country="US" style:letter-kerning="true" style:font-name-asian="Noto Sans CJK SC Regular" style:font-family-asian="'Noto Sans CJK SC Regular'" style:font-pitch-asian="variable" style:font-size-asian="12pt" style:language-asian="zh" style:country-asian="CN" style:font-name-complex="FreeSans" style:font-family-complex="FreeSans" style:font-pitch-complex="variable" style:font-size-complex="12pt" style:language-complex="hi" style:country-complex="IN" fo:hyphenate="false" fo:hyphenation-remain-char-count="2" fo:hyphenation-push-char-count="2"/>
    </style:style>
    <style:style style:name="Heading_20_1" style:display-name="Heading 1" style:family="paragraph" style:parent-style-name="LO-Normal" style:next-style-name="LO-Normal" style:default-outline-level="1" style:class="text">
      <style:paragraph-properties fo:margin-left="0cm" fo:margin-right="0cm" fo:margin-top="0.423cm" fo:margin-bottom="0cm" loext:contextual-spacing="false" fo:keep-together="always" fo:hyphenation-ladder-count="no-limit" fo:text-indent="0cm" style:auto-text-indent="false" fo:keep-with-next="always"/>
      <style:text-properties fo:color="#000000" style:font-name="Liberation Serif1" fo:font-family="'Liberation Serif', 'Times New Roman'" style:font-family-generic="roman" style:font-pitch="variable" fo:font-size="16pt" style:font-name-asian="Times New Roman" style:font-family-asian="'Times New Roman'" style:font-family-generic-asian="roman" style:font-pitch-asian="variable" style:font-size-asian="16pt" style:font-name-complex="Liberation Serif1" style:font-family-complex="'Liberation Serif', 'Times New Roman'" style:font-family-generic-complex="roman" style:font-pitch-complex="variable" style:font-size-complex="16pt"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4pt" fo:font-weight="bold" style:font-size-asian="14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2pt" fo:font-weight="bold" style:font-size-asian="12pt" style:font-weight-asian="bold" style:font-size-complex="14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cm" fo:margin-bottom="0.423cm" loext:contextual-spacing="false" fo:line-height="150%" fo:text-align="justify" style:justify-single-word="false" fo:text-indent="0cm" style:auto-text-indent="false">
        <style:tab-stops>
          <style:tab-stop style:position="7.001cm"/>
        </style:tab-stops>
      </style:paragraph-properties>
    </style:style>
    <style:style style:name="Heading_20_5" style:display-name="Heading 5" style:family="paragraph" style:parent-style-name="Standard" style:next-style-name="Standard" style:default-outline-level="5" style:class="text">
      <style:paragraph-properties fo:margin-left="0cm" fo:margin-right="0cm" fo:text-align="justify" style:justify-single-word="false" fo:text-indent="0cm" style:auto-text-indent="false">
        <style:tab-stops>
          <style:tab-stop style:position="9.502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text-align="justify" style:justify-single-word="false" fo:text-indent="0cm" style:auto-text-indent="false"/>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loext:contextual-spacing="false"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HTML_20_Top_20_of_20_Form" style:display-name="HTML Top of Form" style:family="paragraph" style:parent-style-name="Standard" style:next-style-name="Standard">
      <style:paragraph-properties fo:text-align="center" style:justify-single-word="false" fo:padding-left="0cm" fo:padding-right="0cm" fo:padding-top="0cm" fo:padding-bottom="0.035cm" fo:border-left="none" fo:border-right="none" fo:border-top="none" fo:border-bottom="0.74pt solid #00000a"/>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HTML_20_Bottom_20_of_20_Form" style:display-name="HTML Bottom of Form" style:family="paragraph" style:parent-style-name="Standard" style:next-style-name="Standard">
      <style:paragraph-properties fo:text-align="center" style:justify-single-word="false" fo:padding-left="0cm" fo:padding-right="0cm" fo:padding-top="0.035cm" fo:padding-bottom="0cm" fo:border-left="none" fo:border-right="none" fo:border-top="0.74pt solid #00000a" fo:border-bottom="non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list-style-name="" style:class="text">
      <style:paragraph-properties fo:margin-left="0cm" fo:margin-right="0cm" fo:text-indent="0cm" style:auto-text-indent="false"/>
      <style:text-properties fo:font-size="9pt" fo:font-weight="bold" style:font-size-asian="9pt" style:font-weight-asian="bold" style:font-size-complex="10.5pt" style:font-weight-complex="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ontents_20_1" style:display-name="Contents 1" style:family="paragraph" style:parent-style-name="Standard" style:next-style-name="Standard" style:class="index">
      <style:paragraph-properties fo:line-height="150%">
        <style:tab-stops>
          <style:tab-stop style:position="16.484cm" style:type="right" style:leader-style="dotted" style:leader-text="."/>
        </style:tab-stops>
      </style:paragraph-properties>
      <style:text-properties style:language-asian="zxx" style:country-asian="none"/>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39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dd_20_row" style:display-name="Odd row" style:family="paragraph" style:parent-style-name="Table_20_Contents">
      <style:paragraph-properties style:writing-mode="lr-tb"/>
      <style:text-properties fo:color="#000000" style:font-name="Cantarell" fo:font-family="Cantarell" style:font-pitch="variable" style:font-name-complex="Cantarell" style:font-family-complex="Cantarell" style:font-pitch-complex="variable"/>
    </style:style>
    <style:style style:name="Numbering_20_1" style:display-name="Numbering 1" style:family="paragraph" style:parent-style-name="List" style:class="list"/>
    <style:style style:name="List_20_1" style:display-name="List 1" style:family="paragraph" style:parent-style-name="List" style:class="list">
      <style:paragraph-properties style:writing-mode="lr-tb"/>
    </style:style>
    <style:style style:name="List_20_1_20_Cont." style:display-name="List 1 Cont." style:family="paragraph" style:parent-style-name="List" style:class="list"/>
    <style:style style:name="List_20_2" style:display-name="List 2" style:family="paragraph" style:parent-style-name="List" style:class="list"/>
    <style:style style:name="List_20_3" style:display-name="List 3" style:family="paragraph" style:parent-style-name="List" style:class="list"/>
    <style:style style:name="List_20_Indent" style:display-name="List Indent" style:family="paragraph" style:parent-style-name="Text_20_body" style:class="text"/>
    <style:style style:name="Title" style:family="paragraph" style:parent-style-name="LO-Normal" style:next-style-name="LO-Normal" style:class="chapter">
      <style:paragraph-properties fo:margin-top="0cm" fo:margin-bottom="0cm" loext:contextual-spacing="false" fo:line-height="100%"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fo:hyphenate="false" fo:hyphenation-remain-char-count="2" fo:hyphenation-push-char-count="2"/>
    </style:style>
    <style:style style:name="Bibliography" style:family="paragraph" style:parent-style-name="LO-Normal" style:next-style-name="LO-Normal">
      <style:paragraph-properties fo:margin-left="0.466cm" fo:margin-right="0cm" fo:margin-top="0cm" fo:margin-bottom="0cm" loext:contextual-spacing="false" fo:line-height="200%" fo:hyphenation-ladder-count="no-limit" fo:text-indent="-0.466cm" style:auto-text-indent="false">
        <style:tab-stops>
          <style:tab-stop style:position="0cm"/>
        </style:tab-stops>
      </style:paragraph-properties>
      <style:text-properties fo:hyphenate="false" fo:hyphenation-remain-char-count="2" fo:hyphenation-push-char-count="2"/>
    </style:style>
    <style:style style:name="List_20_Paragraph" style:display-name="List Paragraph" style:family="paragraph" style:parent-style-name="LO-Normal">
      <style:paragraph-properties fo:margin-left="1.27cm" fo:margin-right="0cm" fo:hyphenation-ladder-count="no-limit" fo:text-indent="0cm" style:auto-text-indent="false"/>
      <style:text-properties fo:hyphenate="false" fo:hyphenation-remain-char-count="2" fo:hyphenation-push-char-count="2"/>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fo:font-size="12pt" style:font-name-asian="TimesNewRomanPSMT" style:font-family-asian="TimesNewRomanPSMT, 'MS Mincho'" style:font-size-asian="12pt" style:font-name-complex="OpenSymbol" style:font-family-complex="OpenSymbol, 'Arial Unicode MS'" style:font-charset-complex="x-symbol" style:font-size-complex="12pt"/>
    </style:style>
    <style:style style:name="Default_20_Paragraph_20_Font" style:display-name="Default Paragraph Font" style:family="text"/>
    <style:style style:name="z-Top_20_of_20_Form_20_Char" style:display-name="z-Top of Form Char" style:family="text" style:parent-style-name="Default_20_Paragraph_20_Font">
      <style:text-properties style:font-name="Arial" fo:font-family="Arial" style:font-family-generic="swiss" style:font-pitch="variable" fo:font-size="8pt" style:font-name-asian="Noto Sans CJK SC Regular" style:font-family-asian="'Noto Sans CJK SC Regular'" style:font-pitch-asian="variable" style:font-size-asian="8pt" style:font-name-complex="Arial" style:font-family-complex="Arial" style:font-family-generic-complex="swiss" style:font-pitch-complex="variable" style:font-size-complex="8pt" text:display="none"/>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size="12pt" fo:font-weight="bold" style:font-name-asian="Noto Sans CJK SC Regular" style:font-family-asian="'Noto Sans CJK SC Regular'" style:font-pitch-asian="variable" style:font-size-asian="12pt" style:font-weight-asian="bold" style:font-name-complex="FreeSans" style:font-family-complex="FreeSans" style:font-pitch-complex="variable" style:font-size-complex="12pt"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fo:font-size="12pt" style:font-name-asian="Noto Sans CJK SC Regular" style:font-family-asian="'Noto Sans CJK SC Regular'" style:font-pitch-asian="variable" style:font-size-asian="12pt" style:font-name-complex="FreeSans" style:font-family-complex="FreeSans" style:font-pitch-complex="variable" style:font-size-complex="12pt"/>
    </style:style>
    <style:style style:name="z-Bottom_20_of_20_Form_20_Char" style:display-name="z-Bottom of Form Char" style:family="text" style:parent-style-name="Default_20_Paragraph_20_Font">
      <style:text-properties style:font-name="Arial" fo:font-family="Arial" style:font-family-generic="swiss" style:font-pitch="variable" fo:font-size="8pt" style:font-name-asian="Noto Sans CJK SC Regular" style:font-family-asian="'Noto Sans CJK SC Regular'" style:font-pitch-asian="variable" style:font-size-asian="8pt" style:font-name-complex="Arial" style:font-family-complex="Arial" style:font-family-generic-complex="swiss" style:font-pitch-complex="variable" style:font-size-complex="8pt" text:display="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text-properties style:text-position="super 58%"/>
    </style:style>
    <style:style style:name="WW-Footnote_20_Characters" style:display-name="WW-Footnote Characters" style:family="text"/>
    <style:style style:name="Endnote_20_Symbol" style:display-name="Endnote Symbol" style:family="text">
      <style:text-properties style:text-position="super 58%"/>
    </style:style>
    <style:style style:name="WW-Endnote_20_Characters" style:display-name="WW-Endnote Characters"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2z1" style:family="text">
      <style:text-properties style:font-name="Wingdings 2" fo:font-family="'Wingdings 2'" style:font-charset="x-symbol" fo:font-size="9pt" style:font-size-asian="9pt" style:font-name-complex="StarSymbol1" style:font-family-complex="StarSymbol, 'Arial Unicode MS'" style:font-charset-complex="x-symbol" style:font-size-complex="9pt"/>
    </style:style>
    <style:style style:name="WW8Num2z2" style:family="text">
      <style:text-properties style:font-name="StarSymbol" fo:font-family="StarSymbol, 'Arial Unicode MS'" fo:font-size="9pt" style:font-size-asian="9pt" style:font-name-complex="StarSymbol1" style:font-family-complex="StarSymbol, 'Arial Unicode MS'" style:font-charset-complex="x-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7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8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10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12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13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14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19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24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yperlink" style:family="text" style:parent-style-name="Default_20_Paragraph_20_Font">
      <style:text-properties fo:color="#0563c1" style:text-underline-style="solid" style:text-underline-width="auto" style:text-underline-color="font-color"/>
    </style:style>
    <style:style style:name="Numbering_20_Symbols" style:display-name="Numbering Symbols"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format="">
        <style:list-level-properties text:list-level-position-and-space-mode="label-alignment">
          <style:list-level-label-alignment text:label-followed-by="nothing"/>
        </style:list-level-properties>
      </text:outline-level-style>
      <text:outline-level-style text:level="7" text:style-name="WW8Num1z6" style:num-format="">
        <style:list-level-properties text:list-level-position-and-space-mode="label-alignment">
          <style:list-level-label-alignment text:label-followed-by="nothing"/>
        </style:list-level-properties>
      </text:outline-level-style>
      <text:outline-level-style text:level="8" text:style-name="WW8Num1z7" style:num-format="">
        <style:list-level-properties text:list-level-position-and-space-mode="label-alignment">
          <style:list-level-label-alignment text:label-followed-by="nothing"/>
        </style:list-level-properties>
      </text:outline-level-style>
      <text:outline-level-style text:level="9" text:style-name="WW8Num1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762cm" fo:margin-left="1.2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space" fo:text-indent="-1.651cm" fo:margin-left="1.905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space" fo:text-indent="-2.286cm" fo:margin-left="2.54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space" fo:text-indent="-2.921cm" fo:margin-left="3.175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space" fo:text-indent="-3.556cm" fo:margin-left="3.81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space" fo:text-indent="-4.191cm" fo:margin-left="4.445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space" fo:text-indent="-4.826cm" fo:margin-left="5.08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space" fo:text-indent="-5.461cm" fo:margin-left="5.715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space" fo:text-indent="-6.096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778cm" fo:margin-bottom="1.778cm" fo:margin-left="1.778cm" fo:margin-right="1.778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dmin</meta:initial-creator>
    <meta:creation-date>2017-10-30T11:42:00</meta:creation-date>
    <dc:date>2017-12-05T13:46:58.369363200</dc:date>
    <meta:editing-cycles>8</meta:editing-cycles>
    <meta:editing-duration>PT20M57S</meta:editing-duration>
    <meta:document-statistic meta:table-count="0" meta:image-count="0" meta:object-count="0" meta:page-count="4" meta:paragraph-count="85" meta:word-count="1327" meta:character-count="9062" meta:non-whitespace-character-count="7771"/>
    <meta:generator>LibreOffice/5.4.1.2$Linux_X86_64 LibreOffice_project/40m0$Build-2</meta:generator>
  </office:meta>
</office:document-meta>
</file>